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21.2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18.5cm" svg:y="8.0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24cm" svg:y="8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3.2cm" svg:y1="6cm" svg:x2="20.5cm" svg:y2="8.034cm" draw:start-shape="id1" draw:start-glue-point="2" draw:end-shape="id2" draw:end-glue-point="0" svg:d="M23200 6000v1017h-2700v1017" svg:viewBox="0 0 2701 2035">
          <text:p/>
        </draw:connector>
        <draw:connector draw:style-name="gr6" draw:text-style-name="P9" draw:layer="layout" svg:x1="23.2cm" svg:y1="6cm" svg:x2="26cm" svg:y2="8cm" draw:start-shape="id1" draw:start-glue-point="2" draw:end-shape="id3" draw:end-glue-point="0" svg:d="M23200 6000v1000h2800v1000" svg:viewBox="0 0 2801 20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8.5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6cm" svg:y="16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cm" svg:y1="10cm" svg:x2="20.5cm" svg:y2="12cm" draw:start-shape="id3" draw:start-glue-point="2" draw:end-shape="id4" draw:end-glue-point="0" svg:d="M26000 10000v1000h-5500v1000" svg:viewBox="0 0 5501 2001">
          <text:p/>
        </draw:connector>
        <draw:connector draw:style-name="gr6" draw:text-style-name="P9" draw:layer="layout" svg:x1="26cm" svg:y1="10cm" svg:x2="26cm" svg:y2="12cm" draw:start-shape="id3" draw:start-glue-point="2" draw:end-shape="id5" draw:end-glue-point="0" svg:d="M26000 10000v2000" svg:viewBox="0 0 1 2001">
          <text:p/>
        </draw:connector>
        <draw:connector draw:style-name="gr6" draw:text-style-name="P9" draw:layer="layout" svg:x1="20.5cm" svg:y1="14cm" svg:x2="18cm" svg:y2="16cm" draw:start-shape="id4" draw:start-glue-point="2" draw:end-shape="id6" draw:end-glue-point="0" svg:d="M20500 14000v1000h-2500v1000" svg:viewBox="0 0 2501 2001">
          <text:p/>
        </draw:connector>
        <draw:frame draw:style-name="gr8" draw:text-style-name="P11" draw:layer="layout" svg:width="4.5cm" svg:height="0.878cm" svg:x="15.8cm" svg:y="15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8.3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18.3cm" svg:y="7.2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20.9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23.8cm" svg:y="7.2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0" draw:id="id10" draw:layer="layout" svg:width="4cm" svg:height="1.966cm" svg:x="1cm" svg:y="12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1cm" svg:y="16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1cm" svg:y="8.0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0.8cm" svg:y="7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3.9cm" svg:height="1.673cm" svg:x="1cm" svg:y="3.344cm">
          <draw:text-box>
            <text:p>Docker</text:p>
            <text:p>Containers</text:p>
          </draw:text-box>
        </draw:frame>
        <draw:custom-shape draw:style-name="gr1" draw:text-style-name="P8" xml:id="id7" draw:id="id7" draw:layer="layout" svg:width="4cm" svg:height="2cm" svg:x="21cm" svg:y="16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20.776cm" svg:y="15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0.8cm" svg:y="11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8" draw:text-style-name="P11" draw:layer="layout" svg:width="4.5cm" svg:height="0.878cm" svg:x="0.8cm" svg:y="15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20.5cm" svg:y1="14cm" svg:x2="23cm" svg:y2="16.001cm" draw:start-shape="id4" draw:start-glue-point="2" draw:end-shape="id7" svg:d="M20500 14000v1001h2500v1000" svg:viewBox="0 0 2501 2002">
          <text:p/>
        </draw:connector>
        <draw:line draw:style-name="gr11" draw:text-style-name="P13" draw:layer="layout" svg:x1="23cm" svg:y1="4.1cm" svg:x2="23cm" svg:y2="2cm">
          <text:p/>
        </draw:line>
        <draw:custom-shape draw:style-name="gr1" draw:text-style-name="P2" xml:id="id9" draw:id="id9" draw:layer="layout" svg:width="4cm" svg:height="2cm" svg:x="7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6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7cm" svg:height="0.878cm" svg:x="6.8cm" svg:y="7.2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7cm" svg:y="8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cm" svg:y1="8cm" svg:x2="9cm" svg:y2="6cm" draw:start-shape="id8" draw:start-glue-point="0" draw:end-shape="id9" draw:end-glue-point="2" svg:d="M9000 8000v-2000" svg:viewBox="0 0 1 2001">
          <text:p/>
        </draw:connector>
        <draw:connector draw:style-name="gr12" draw:text-style-name="P12" draw:layer="layout" svg:x1="9cm" svg:y1="10cm" svg:x2="5cm" svg:y2="13.017cm" draw:start-shape="id8" draw:start-glue-point="2" draw:end-shape="id10" draw:end-glue-point="1" svg:d="M9000 10000v3017h-4000" svg:viewBox="0 0 4001 3018">
          <text:p/>
        </draw:connector>
        <draw:connector draw:style-name="gr12" draw:text-style-name="P12" draw:layer="layout" svg:x1="9cm" svg:y1="10cm" svg:x2="16cm" svg:y2="17cm" draw:start-shape="id8" draw:start-glue-point="2" draw:end-shape="id6" draw:end-glue-point="3" svg:d="M9000 10000v7000h7000" svg:viewBox="0 0 7001 7001">
          <text:p/>
        </draw:connector>
        <draw:connector draw:style-name="gr12" draw:text-style-name="P12" draw:layer="layout" svg:x1="9cm" svg:y1="10cm" svg:x2="18.5cm" svg:y2="13cm" draw:start-shape="id8" draw:start-glue-point="2" draw:end-shape="id4" draw:end-glue-point="3" svg:d="M9000 10000v3000h9500" svg:viewBox="0 0 9501 3001">
          <text:p/>
        </draw:connector>
        <draw:connector draw:style-name="gr12" draw:text-style-name="P12" draw:layer="layout" draw:line-skew="0.498cm" svg:x1="9cm" svg:y1="10cm" svg:x2="23cm" svg:y2="18.001cm" draw:start-shape="id8" draw:start-glue-point="2" draw:end-shape="id7" draw:end-glue-point="2" svg:d="M9000 10000v9000h14000v-999" svg:viewBox="0 0 14001 9001">
          <text:p/>
        </draw:connector>
        <draw:custom-shape draw:style-name="gr1" draw:text-style-name="P2" draw:layer="layout" svg:width="4cm" svg:height="2cm" svg:x="12.5cm" svg:y="4cm">
          <text:p text:style-name="P1"><text:span text:style-name="T1">portainer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2.3cm" svg:y="3.223cm">
          <draw:text-box>
            <text:p text:style-name="P10"><text:span text:style-name="T3">9000</text:span></text:p>
          </draw:text-box>
        </draw:frame>
        <draw:custom-shape draw:style-name="gr1" draw:text-style-name="P2" xml:id="id11" draw:id="id11" draw:layer="layout" svg:width="4cm" svg:height="2cm" svg:x="12.5cm" svg:y="9.5cm">
          <text:p text:style-name="P1"><text:span text:style-name="T1">nginx-</text:span></text:p>
          <text:p text:style-name="P1"><text:span text:style-name="T1">prometheus-</text:span></text:p>
          <text:p text:style-name="P1"><text:span text:style-name="T1">exporter x 4</text:span>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svg:x1="9cm" svg:y1="10cm" svg:x2="12.5cm" svg:y2="10.5cm" draw:start-shape="id8" draw:start-glue-point="2" draw:end-shape="id11" draw:end-glue-point="3" svg:d="M9000 10000v501h2750v-1h750" svg:viewBox="0 0 3501 502">
          <text:p/>
        </draw:connector>
        <draw:connector draw:style-name="gr12" draw:text-style-name="P12" draw:layer="layout" draw:line-skew="0.1cm" svg:x1="16.5cm" svg:y1="10.5cm" svg:x2="18.5cm" svg:y2="9.017cm" draw:start-shape="id11" draw:start-glue-point="1" draw:end-shape="id2" draw:end-glue-point="3" svg:d="M16500 10500h1100v-1483h900" svg:viewBox="0 0 2001 1484">
          <text:p/>
        </draw:connector>
        <draw:connector draw:style-name="gr12" draw:text-style-name="P12" draw:layer="layout" draw:line-skew="-1.25cm" svg:x1="16.5cm" svg:y1="10.5cm" svg:x2="21.2cm" svg:y2="5cm" draw:start-shape="id11" draw:start-glue-point="1" draw:end-shape="id1" draw:end-glue-point="3" svg:d="M16500 10500h1100v-5500h3600" svg:viewBox="0 0 4701 5501">
          <text:p/>
        </draw:connector>
        <draw:connector draw:style-name="gr12" draw:text-style-name="P12" draw:layer="layout" draw:line-skew="2.95cm" svg:x1="16.5cm" svg:y1="10.5cm" svg:x2="24cm" svg:y2="13cm" draw:start-shape="id11" draw:start-glue-point="1" draw:end-shape="id5" draw:end-glue-point="3" svg:d="M16500 10500h6700v2500h800" svg:viewBox="0 0 7501 2501">
          <text:p/>
        </draw:connector>
        <draw:connector draw:style-name="gr12" draw:text-style-name="P12" draw:layer="layout" draw:line-skew="2.95cm" svg:x1="16.5cm" svg:y1="10.5cm" svg:x2="24cm" svg:y2="9cm" draw:start-shape="id11" draw:start-glue-point="1" draw:end-shape="id3" draw:end-glue-point="3" svg:d="M16500 10500h6700v-1500h800" svg:viewBox="0 0 7501 1501">
          <text:p/>
        </draw:connector>
        <draw:frame draw:style-name="gr8" draw:text-style-name="P11" draw:layer="layout" svg:width="4.7cm" svg:height="0.878cm" svg:x="12.3cm" svg:y="8.723cm">
          <draw:text-box>
            <text:p text:style-name="P10"><text:span text:style-name="T3">911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26T20:30:04.959656042</dc:date>
    <meta:editing-duration>PT4H50M26S</meta:editing-duration>
    <meta:editing-cycles>55</meta:editing-cycles>
    <meta:generator>LibreOffice/6.4.6.2$Linux_X86_64 LibreOffice_project/40$Build-2</meta:generator>
    <meta:document-statistic meta:object-count="49"/>
  </office:meta>
</office:document-meta>
</file>